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image-name="Empty" draw:fill-image-width="0cm" draw:fill-image-height="0cm" draw:textarea-horizontal-align="justify" draw:textarea-vertical-align="top" draw:auto-grow-height="false" fo:min-height="0cm" fo:min-width="0cm" fo:wrap-option="wrap" draw:shadow-offset-x="0.305cm" draw:shadow-offset-y="0.305cm"/>
    </style:style>
    <style:style style:name="gr2" style:family="graphic" style:parent-style-name="standard">
      <style:graphic-properties draw:fill="bitmap" draw:fill-color="#ffffff" draw:fill-image-name="Empty" draw:fill-image-width="0cm" draw:fill-image-height="0cm" draw:textarea-horizontal-align="justify" draw:textarea-vertical-align="middle" draw:auto-grow-height="false" fo:min-height="0cm" fo:min-width="0cm" draw:shadow-offset-x="0.305cm" draw:shadow-offset-y="0.305cm"/>
    </style:style>
    <style:style style:name="gr3" style:family="graphic" style:parent-style-name="standard">
      <style:graphic-properties draw:fill="bitmap" draw:fill-color="#ffffff" draw:fill-image-name="Empty" draw:fill-image-width="0cm" draw:fill-image-height="0cm" draw:textarea-horizontal-align="center" draw:textarea-vertical-align="middle" draw:shadow-offset-x="0.305cm" draw:shadow-offset-y="0.305cm"/>
    </style:style>
    <style:style style:name="gr4" style:family="graphic" style:parent-style-name="objectwithoutfill">
      <style:graphic-properties draw:marker-end="Arrow" draw:marker-end-width="0.3cm" draw:fill="none" draw:fill-color="#ffffff" draw:fill-image-width="0cm" draw:fill-image-height="0cm" draw:textarea-horizontal-align="center" draw:textarea-vertical-align="middle" draw:shadow-offset-x="0.305cm" draw:shadow-offset-y="0.305cm"/>
    </style:style>
    <style:style style:name="gr5" style:family="graphic" style:parent-style-name="objectwithoutfill">
      <style:graphic-properties draw:fill="none" draw:fill-color="#ffffff" draw:fill-image-width="0cm" draw:fill-image-height="0cm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713cm" fo:min-width="0cm" draw:shadow-offset-x="0.305cm" draw:shadow-offset-y="0.305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1.5cm" svg:x="6.5cm" svg:y="1.5cm">
          <text:p text:style-name="P1"><text:span text:style-name="T1">ÜNİVERSİ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5cm" svg:height="1.5cm" svg:x="1cm" svg:y="4.5cm">
          <text:p text:style-name="P2">SINI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5cm" svg:height="1.5cm" svg:x="5cm" svg:y="4.5cm">
          <text:p text:style-name="P2">ÇALIŞMA OFİS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cm" svg:height="1.5cm" svg:x="11cm" svg:y="4.5cm">
          <text:p text:style-name="P2">DEPARTM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cm" svg:height="1.5cm" svg:x="8.5cm" svg:y="10cm">
          <text:p text:style-name="P2">OFİ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4cm" svg:height="5cm" svg:x="16cm" svg:y="7cm">
          <text:p text:style-name="P2">ÇALIŞANL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cm" svg:height="1.5cm" svg:x="8.5cm" svg:y="13.5cm">
          <text:p text:style-name="P2">PR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cm" svg:height="1.5cm" svg:x="14cm" svg:y="13.5cm">
          <text:p text:style-name="P2">MEMU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3.5cm" svg:y1="2.25cm" svg:x2="18cm" svg:y2="7cm" draw:start-shape="id1" draw:start-glue-point="7" draw:end-shape="id2" draw:end-glue-point="4" svg:d="M13500 2250h4500v4750">
          <text:p/>
        </draw:connector>
        <draw:connector draw:style-name="gr3" draw:text-style-name="P2" draw:layer="layout" svg:x1="13cm" svg:y1="6cm" svg:x2="10.5cm" svg:y2="10cm" draw:start-shape="id3" draw:start-glue-point="6" draw:end-shape="id4" svg:d="M13000 6000v2001h-2500v1999">
          <text:p/>
        </draw:connector>
        <draw:line draw:style-name="gr4" draw:text-style-name="P2" draw:layer="layout" svg:x1="3cm" svg:y1="4.5cm" svg:x2="6.5cm" svg:y2="2.5cm">
          <text:p/>
        </draw:line>
        <draw:line draw:style-name="gr4" draw:text-style-name="P2" draw:layer="layout" svg:x1="8cm" svg:y1="4.5cm" svg:x2="8.5cm" svg:y2="3cm">
          <text:p/>
        </draw:line>
        <draw:line draw:style-name="gr4" draw:text-style-name="P2" draw:layer="layout" svg:x1="13cm" svg:y1="4.5cm" svg:x2="12cm" svg:y2="3cm">
          <text:p/>
        </draw:line>
        <draw:line draw:style-name="gr5" draw:text-style-name="P2" draw:layer="layout" svg:x1="15cm" svg:y1="11cm" svg:x2="16cm" svg:y2="11cm">
          <text:p/>
        </draw:line>
        <draw:line draw:style-name="gr5" draw:text-style-name="P2" draw:layer="layout" svg:x1="11.5cm" svg:y1="13.5cm" svg:x2="17cm" svg:y2="12cm">
          <text:p/>
        </draw:line>
        <draw:line draw:style-name="gr5" draw:text-style-name="P2" draw:layer="layout" svg:x1="17cm" svg:y1="12cm" svg:x2="16.5cm" svg:y2="13.5cm">
          <text:p/>
        </draw:line>
        <draw:frame draw:style-name="gr6" draw:text-style-name="P3" draw:layer="layout" svg:width="0.739cm" svg:height="0.725cm" svg:x="15cm" svg:y="10.275cm">
          <draw:text-box>
            <text:p text:style-name="P3">1</text:p>
          </draw:text-box>
        </draw:frame>
        <draw:line draw:style-name="gr5" draw:text-style-name="P2" draw:layer="layout" svg:x1="12.5cm" svg:y1="11cm" svg:x2="15cm" svg:y2="11cm">
          <text:p/>
        </draw:line>
        <draw:frame draw:style-name="gr6" draw:text-style-name="P3" draw:layer="layout" svg:width="0.739cm" svg:height="0.725cm" svg:x="12.761cm" svg:y="10.275cm">
          <draw:text-box>
            <text:p text:style-name="P3">1</text:p>
          </draw:text-box>
        </draw:frame>
        <draw:frame draw:style-name="gr6" draw:text-style-name="P3" draw:layer="layout" svg:width="0.739cm" svg:height="0.725cm" svg:x="15.001cm" svg:y="10.276cm">
          <draw:text-box>
            <text:p text:style-name="P3">1</text:p>
          </draw:text-box>
        </draw:frame>
        <draw:frame draw:style-name="gr6" draw:text-style-name="P3" draw:layer="layout" svg:width="0.739cm" svg:height="0.725cm" svg:x="15.001cm" svg:y="10.276cm">
          <draw:text-box>
            <text:p text:style-name="P3">1</text:p>
          </draw:text-box>
        </draw:frame>
        <draw:frame draw:style-name="gr7" draw:layer="layout" svg:width="2.455cm" svg:height="0.963cm" svg:x="16.5cm" svg:y="6cm">
          <draw:text-box>
            <text:p>1..*</text:p>
          </draw:text-box>
        </draw:frame>
        <draw:frame draw:style-name="gr7" draw:layer="layout" svg:width="2.455cm" svg:height="0.963cm" svg:x="16.501cm" svg:y="6.001cm">
          <draw:text-box>
            <text:p>1..*</text:p>
          </draw:text-box>
        </draw:frame>
        <draw:frame draw:style-name="gr7" draw:layer="layout" svg:width="2.455cm" svg:height="0.963cm" svg:x="11.045cm" svg:y="8.537cm">
          <draw:text-box>
            <text:p>1..*</text:p>
          </draw:text-box>
        </draw:frame>
        <draw:frame draw:style-name="gr7" draw:layer="layout" svg:width="2.455cm" svg:height="0.963cm" svg:x="13.642cm" svg:y="5.823cm">
          <draw:text-box>
            <text:p>1..*</text:p>
          </draw:text-box>
        </draw:frame>
        <draw:frame draw:style-name="gr7" draw:layer="layout" svg:width="2.455cm" svg:height="0.963cm" svg:x="1.045cm" svg:y="3.537cm">
          <draw:text-box>
            <text:p>1..*</text:p>
          </draw:text-box>
        </draw:frame>
        <draw:frame draw:style-name="gr7" draw:layer="layout" svg:width="2.455cm" svg:height="0.963cm" svg:x="13.643cm" svg:y="5.824cm">
          <draw:text-box>
            <text:p>1..*</text:p>
          </draw:text-box>
        </draw:frame>
        <draw:frame draw:style-name="gr7" draw:layer="layout" svg:width="2.455cm" svg:height="0.963cm" svg:x="13.643cm" svg:y="5.824cm">
          <draw:text-box>
            <text:p>1..*</text:p>
          </draw:text-box>
        </draw:frame>
        <draw:frame draw:style-name="gr7" draw:layer="layout" svg:width="2.455cm" svg:height="0.963cm" svg:x="6.5cm" svg:y="3.537cm">
          <draw:text-box>
            <text:p>1..*</text:p>
          </draw:text-box>
        </draw:frame>
        <draw:frame draw:style-name="gr7" draw:layer="layout" svg:width="1.599cm" svg:height="0.963cm" svg:x="10.401cm" svg:y="3.5cm">
          <draw:text-box>
            <text:p>1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Dolgusuz_20_ve_20_çizgisiz_20_nesne" style:display-name="Dolgusuz ve çizgisiz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9M39S</meta:editing-duration>
    <meta:editing-cycles>4</meta:editing-cycles>
    <meta:generator>OpenOffice/4.1.7$Win32 OpenOffice.org_project/417m1$Build-9800</meta:generator>
    <dc:date>2022-11-24T23:36:05.28</dc:date>
    <dc:creator>yunus </dc:creator>
    <meta:document-statistic meta:object-count="30"/>
  </office:meta>
</office:document-meta>
</file>